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084" calcext:value-type="float">
            <text:p>60.0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5352" calcext:value-type="float">
            <text:p>59.5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1096" calcext:value-type="float">
            <text:p>59.0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1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1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8552" calcext:value-type="float">
            <text:p>58.5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1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9768" calcext:value-type="float">
            <text:p>57.5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0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0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7096" calcext:value-type="float">
            <text:p>57.5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3424" calcext:value-type="float">
            <text:p>57.1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324" calcext:value-type="float">
            <text:p>56.4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3376" calcext:value-type="float">
            <text:p>54.4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200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199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9416" calcext:value-type="float">
            <text:p>53.2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199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39101191501</text:p>
          </table:table-cell>
          <table:table-cell office:value-type="string" calcext:value-type="string">
            <text:p>7N 35W 8D:G-039714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1488" calcext:value-type="float">
            <text:p>52.2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